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left="2.75in" fo:margin-right="0in" fo:text-indent="0in" style:auto-text-indent="false"/>
      <style:text-properties fo:font-size="14pt" style:font-size-asian="14pt" style:font-size-complex="14pt"/>
    </style:style>
    <style:style style:name="P6" style:family="paragraph" style:parent-style-name="Standard" style:master-page-name="Standard">
      <style:paragraph-properties style:page-number="auto">
        <style:tab-stops>
          <style:tab-stop style:position="6.25in" style:type="right"/>
        </style:tab-stops>
      </style:paragraph-properties>
    </style:style>
    <style:style style:name="P7" style:family="paragraph" style:parent-style-name="Standard">
      <style:text-properties officeooo:rsid="001cebca" officeooo:paragraph-rsid="001cebca"/>
    </style:style>
    <style:style style:name="P8" style:family="paragraph" style:parent-style-name="Standard">
      <style:paragraph-properties fo:text-align="justify" style:justify-single-word="false"/>
      <style:text-properties officeooo:rsid="001cebca" officeooo:paragraph-rsid="001cebca"/>
    </style:style>
    <style:style style:name="P9" style:family="paragraph" style:parent-style-name="Standard">
      <style:paragraph-properties fo:text-align="justify" style:justify-single-word="false"/>
      <style:text-properties officeooo:paragraph-rsid="00208c83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cebca"/>
    </style:style>
    <style:style style:name="T3" style:family="text">
      <style:text-properties fo:language="en" fo:country="US" officeooo:rsid="001cebca" style:language-complex="ar" style:country-complex="SA"/>
    </style:style>
    <style:style style:name="T4" style:family="text">
      <style:text-properties fo:language="en" fo:country="US" officeooo:rsid="001ea9e3" style:language-complex="ar" style:country-complex="SA"/>
    </style:style>
    <style:style style:name="T5" style:family="text">
      <style:text-properties fo:language="en" fo:country="US" officeooo:rsid="00208c83" style:language-complex="ar" style:country-complex="S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Kamil Strzempowicz</text:span><text:tab/>Gliwice, <text:span text:style-name="T2">16.10.12</text:span></text:p>
      <text:p text:style-name="P1">Imię i nazwisko</text:p>
      <text:p text:style-name="Standard"/>
      <text:p text:style-name="P7">186163</text:p>
      <text:p text:style-name="P1">Nr albumu</text:p>
      <text:p text:style-name="Standard"/>
      <text:p text:style-name="P7">Automatyka i Robotyka, ogólna</text:p>
      <text:p text:style-name="P1">Kierunek studiów i specjalność</text:p>
      <text:p text:style-name="Standard"/>
      <text:p text:style-name="P7">697 254 666, konserw@gmail.com</text:p>
      <text:p text:style-name="P1">Telefon kontaktowy i adres e-mail</text:p>
      <text:p text:style-name="Standard"/>
      <text:p text:style-name="Standard"/>
      <text:p text:style-name="Standard"/>
      <text:p text:style-name="P5">Dr hab. inż. Marek Pawełczyk </text:p>
      <text:p text:style-name="P5">Prof. nzw. w Politechnice Śląskiej</text:p>
      <text:p text:style-name="P5">Z-ca Dyrektora Instytutu Automatyki<text:line-break/>ds. Dydaktyki</text:p>
      <text:p text:style-name="Standard"/>
      <text:p text:style-name="P2"/>
      <text:p text:style-name="P3">W N I O S E K</text:p>
      <text:p text:style-name="P2"/>
      <text:p text:style-name="P4"><text:s text:c="8"/>Zwracam się z prośbą o nadanie tematu projektu inżynierskiego.</text:p>
      <text:p text:style-name="P4"/>
      <text:p text:style-name="P4"/>
      <text:p text:style-name="P4">Proponowany temat w języku polskim:</text:p>
      <text:p text:style-name="P8">Strategia Just in Time w systemach produkcyjnych - analiza struktury gniazdowej dla heurystyk FIFO i LIFO</text:p>
      <text:p text:style-name="P4"/>
      <text:p text:style-name="P2"/>
      <text:p text:style-name="P4">Proponowany temat w języku angielskim:</text:p>
      <text:p text:style-name="P9"><text:span text:style-name="T5">Strategy Just in Time in manufacturing systems - FIFO and LIFO heuristics analysis for job shop problem</text:span></text:p>
      <text:p text:style-name="P2"/>
      <text:p text:style-name="P7">dr. Waldemar Grzechca</text:p>
      <text:p text:style-name="P1"><text:s text:c="26"/>Promotor</text:p>
      <text:p text:style-name="Standard"/>
      <text:p text:style-name="Standard"/>
      <text:p text:style-name="Standard">……………………………………….. <text:s text:c="19"/><text:tab/>………………………………………..<text:line-break/> <text:s text:c="17"/><text:span text:style-name="T1">Podpis Promotora<text:tab/><text:tab/><text:tab/><text:tab/> <text:s text:c="2"/><text:tab/> <text:s text:c="6"/>Podpis Student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pl" fo:country="PL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l" fo:country="PL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Domyślna_20_czcionka_20_akapitu" style:display-name="Domyślna czcionka akapitu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4925in" fo:margin-left="0.9846in" fo:margin-right="0.9846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46in" fo:margin-right="0.9846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………………………………………</dc:title>
    <meta:initial-creator>Laura Frydrychowska</meta:initial-creator>
    <meta:creation-date>2008-01-03T09:07:00</meta:creation-date>
    <dc:creator>Kamil Strzempowicz</dc:creator>
    <dc:date>2012-10-26T11:01:53</dc:date>
    <meta:print-date>2008-07-09T10:42:00</meta:print-date>
    <meta:editing-cycles>13</meta:editing-cycles>
    <meta:editing-duration>PT1H42M</meta:editing-duration>
    <meta:generator>LibreOffice/3.6$Linux_X86_64 LibreOffice_project/e29a214-2bbed72-0621de6-a97528c-8f066d</meta:generator>
    <meta:document-statistic meta:table-count="0" meta:image-count="0" meta:object-count="0" meta:page-count="1" meta:paragraph-count="20" meta:word-count="112" meta:character-count="839" meta:non-whitespace-character-count="660"/>
    <meta:user-defined meta:name="Info 1"/>
    <meta:user-defined meta:name="Info 2"/>
    <meta:user-defined meta:name="Info 3"/>
    <meta:user-defined meta:name="Info 4"/>
  </office:meta>
</office:document-meta>
</file>